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5e48" officeooo:paragraph-rsid="001f5e48"/>
    </style:style>
    <style:style style:name="P2" style:family="paragraph" style:parent-style-name="Text_20_body">
      <style:text-properties officeooo:rsid="001f5e48" officeooo:paragraph-rsid="0033855c"/>
    </style:style>
    <style:style style:name="P3" style:family="paragraph" style:parent-style-name="Text_20_body" style:list-style-name="L7">
      <style:text-properties officeooo:rsid="001f5e48" officeooo:paragraph-rsid="0033855c"/>
    </style:style>
    <style:style style:name="P4" style:family="paragraph" style:parent-style-name="Text_20_body">
      <style:text-properties officeooo:rsid="0020bbce" officeooo:paragraph-rsid="0020bbce"/>
    </style:style>
    <style:style style:name="P5" style:family="paragraph" style:parent-style-name="Text_20_body">
      <style:text-properties officeooo:rsid="0020bbce" officeooo:paragraph-rsid="00290dce"/>
    </style:style>
    <style:style style:name="P6" style:family="paragraph" style:parent-style-name="Text_20_body">
      <style:text-properties officeooo:rsid="00221d9d" officeooo:paragraph-rsid="003492b7"/>
    </style:style>
    <style:style style:name="P7" style:family="paragraph" style:parent-style-name="Text_20_body" style:list-style-name="L8">
      <style:text-properties officeooo:rsid="00221d9d" officeooo:paragraph-rsid="003492b7"/>
    </style:style>
    <style:style style:name="P8" style:family="paragraph" style:parent-style-name="Text_20_body" style:list-style-name="L8">
      <style:text-properties officeooo:rsid="00221d9d" officeooo:paragraph-rsid="0038b2c4"/>
    </style:style>
    <style:style style:name="P9" style:family="paragraph" style:parent-style-name="Text_20_body" style:list-style-name="L8">
      <style:text-properties officeooo:rsid="00221d9d" officeooo:paragraph-rsid="003aea2a"/>
    </style:style>
    <style:style style:name="P10" style:family="paragraph" style:parent-style-name="Text_20_body">
      <style:text-properties officeooo:rsid="00221d9d" officeooo:paragraph-rsid="00373a62"/>
    </style:style>
    <style:style style:name="P11" style:family="paragraph" style:parent-style-name="Text_20_body">
      <style:text-properties officeooo:rsid="00221d9d" officeooo:paragraph-rsid="0038b2c4"/>
    </style:style>
    <style:style style:name="P12" style:family="paragraph" style:parent-style-name="Text_20_body">
      <style:text-properties officeooo:rsid="00221d9d" officeooo:paragraph-rsid="003aea2a"/>
    </style:style>
    <style:style style:name="P13" style:family="paragraph" style:parent-style-name="Text_20_body">
      <style:text-properties officeooo:paragraph-rsid="00221d9d"/>
    </style:style>
    <style:style style:name="P14" style:family="paragraph" style:parent-style-name="Text_20_body">
      <style:text-properties officeooo:rsid="00256fa3" officeooo:paragraph-rsid="00256fa3"/>
    </style:style>
    <style:style style:name="P15" style:family="paragraph" style:parent-style-name="Text_20_body">
      <style:text-properties officeooo:paragraph-rsid="0021273c"/>
    </style:style>
    <style:style style:name="P16" style:family="paragraph" style:parent-style-name="Text_20_body" style:list-style-name="L8">
      <style:text-properties officeooo:rsid="0036124c" officeooo:paragraph-rsid="0036124c"/>
    </style:style>
    <style:style style:name="P17" style:family="paragraph" style:parent-style-name="Text_20_body" style:list-style-name="L8">
      <style:text-properties officeooo:rsid="0036124c" officeooo:paragraph-rsid="0038b2c4"/>
    </style:style>
    <style:style style:name="P18" style:family="paragraph" style:parent-style-name="Text_20_body" style:list-style-name="L8">
      <style:text-properties officeooo:rsid="0036124c" officeooo:paragraph-rsid="003aea2a"/>
    </style:style>
    <style:style style:name="P19" style:family="paragraph" style:parent-style-name="Text_20_body">
      <style:text-properties officeooo:rsid="00392d00" officeooo:paragraph-rsid="00392d00"/>
    </style:style>
    <style:style style:name="P20" style:family="paragraph" style:parent-style-name="Text_20_body">
      <style:text-properties officeooo:rsid="00392d00" officeooo:paragraph-rsid="003aea2a"/>
    </style:style>
    <style:style style:name="P21" style:family="paragraph" style:parent-style-name="Text_20_body">
      <style:text-properties officeooo:rsid="003bdc28" officeooo:paragraph-rsid="003bdc28"/>
    </style:style>
    <style:style style:name="P22" style:family="paragraph" style:parent-style-name="Text_20_body" style:list-style-name="L7">
      <style:text-properties officeooo:rsid="003e89a2" officeooo:paragraph-rsid="003e89a2"/>
    </style:style>
    <style:style style:name="P23" style:family="paragraph" style:parent-style-name="Heading_20_2">
      <style:text-properties fo:font-variant="normal" fo:text-transform="none" fo:color="#000000" style:text-line-through-style="none" style:text-line-through-type="none" style:font-name="Arial" fo:font-size="16.5pt" fo:font-style="normal" style:text-underline-style="none" fo:font-weight="bold" officeooo:rsid="001f5e48" officeooo:paragraph-rsid="001f5e48" style:text-blinking="false" fo:background-color="transparent"/>
    </style:style>
    <style:style style:name="T1" style:family="text">
      <style:text-properties officeooo:rsid="0020bbce"/>
    </style:style>
    <style:style style:name="T2" style:family="text">
      <style:text-properties officeooo:rsid="0021273c"/>
    </style:style>
    <style:style style:name="T3" style:family="text">
      <style:text-properties officeooo:rsid="00221d9d"/>
    </style:style>
    <style:style style:name="T4" style:family="text">
      <style:text-properties officeooo:rsid="0022f518"/>
    </style:style>
    <style:style style:name="T5" style:family="text">
      <style:text-properties officeooo:rsid="00256fa3"/>
    </style:style>
    <style:style style:name="T6" style:family="text">
      <style:text-properties officeooo:rsid="002874a7"/>
    </style:style>
    <style:style style:name="T7" style:family="text">
      <style:text-properties officeooo:rsid="00290dce"/>
    </style:style>
    <style:style style:name="T8" style:family="text">
      <style:text-properties officeooo:rsid="002ae9cf"/>
    </style:style>
    <style:style style:name="T9" style:family="text">
      <style:text-properties officeooo:rsid="002e5eb0"/>
    </style:style>
    <style:style style:name="T10" style:family="text">
      <style:text-properties officeooo:rsid="00307c9d"/>
    </style:style>
    <style:style style:name="T11" style:family="text">
      <style:text-properties officeooo:rsid="00373a62"/>
    </style:style>
    <style:style style:name="T12" style:family="text">
      <style:text-properties officeooo:rsid="0038b2c4"/>
    </style:style>
    <style:style style:name="T13" style:family="text">
      <style:text-properties officeooo:rsid="00392d00"/>
    </style:style>
    <style:style style:name="T14" style:family="text">
      <style:text-properties officeooo:rsid="003aea2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Логика работы анализатора неизменности web-страниц</text:h>
      <text:h text:style-name="Heading_20_3" text:outline-level="3">Добавление страницы для контроля</text:h>
      <text:p text:style-name="P1">Пользователь вводит адрес страницы, <text:span text:style-name="T1">неизменность </text:span>содержимо<text:span text:style-name="T1">го </text:span>которой необходимо контролировать.</text:p>
      <text:p text:style-name="P2">При успешной валидации введённого адреса <text:span text:style-name="T9">запрашивается и сохраняется </text:span></text:p>
      <text:list xml:id="list3194858536198890123" text:style-name="L7">
        <text:list-item>
          <text:p text:style-name="P3"><text:span text:style-name="T9">контент страницы</text:span></text:p>
        </text:list-item>
        <text:list-item>
          <text:p text:style-name="P3"><text:span text:style-name="T9">md5 хеш контента</text:span></text:p>
        </text:list-item>
        <text:list-item>
          <text:p text:style-name="P3"><text:span text:style-name="T9">текущая дата</text:span></text:p>
        </text:list-item>
        <text:list-item>
          <text:p text:style-name="P3"><text:span text:style-name="T9">признак необходимости контроля страницы</text:span></text:p>
        </text:list-item>
        <text:list-item>
          <text:p text:style-name="P22">результат сверки контента (как «не изменился»)</text:p>
        </text:list-item>
      </text:list>
      <text:p text:style-name="P4">Пользователь уведомляется о добавлении страницы <text:span text:style-name="T6">или об ошибке.</text:span></text:p>
      <text:h text:style-name="Heading_20_3" text:outline-level="3">Удаление страницы из <text:span text:style-name="T10">списка </text:span>контролируемых</text:h>
      <text:p text:style-name="P4">Пользователь вводит адрес страницы, неизменность содержимого которой больше не требуется контролировать.</text:p>
      <text:p text:style-name="P15"><text:span text:style-name="T2">При успешной валидации введённого адреса и наличии страницы в числе контролируемых для такой страницы снимается признак необходимости контроля.</text:span></text:p>
      <text:p text:style-name="P5">Пользователь уведомляется о<text:span text:style-name="T7">б удалении страницы из списка контролируемых или об ошибке.</text:span></text:p>
      <text:h text:style-name="Heading_20_3" text:outline-level="3">Ручная проверка <text:span text:style-name="T5">всех страниц</text:span></text:h>
      <text:p text:style-name="P13"><text:span text:style-name="T3">Пользователь инициирует проверку всех страниц, нажимая «проверить всё»</text:span></text:p>
      <text:p text:style-name="P6"><text:span text:style-name="T12">П</text:span>оследовательно для каждой из страниц <text:span text:style-name="T8">запрашивается и сохраняется:</text:span></text:p>
      <text:list xml:id="list169164684108416813" text:style-name="L8">
        <text:list-item>
          <text:p text:style-name="P7"><text:span text:style-name="T8">контент страницы</text:span></text:p>
        </text:list-item>
        <text:list-item>
          <text:p text:style-name="P7"><text:span text:style-name="T8">md5 хеш контента</text:span></text:p>
        </text:list-item>
        <text:list-item>
          <text:p text:style-name="P7"><text:span text:style-name="T8">текущая дата</text:span></text:p>
        </text:list-item>
        <text:list-item>
          <text:p text:style-name="P16">результат сверки <text:span text:style-name="T4">предыдущего сохранённого md5 хеша с текущим</text:span></text:p>
        </text:list-item>
      </text:list>
      <text:p text:style-name="P10"><text:span text:style-name="T11">Результат сверки сохраняется признаком: изменился / не изменился (с момента предыдущей проверки).</text:span></text:p>
      <text:p text:style-name="P19">Пользователь уведомляется о результате проверки.</text:p>
      <text:h text:style-name="Heading_20_3" text:outline-level="3">Ручная проверка одной страницы</text:h>
      <text:p text:style-name="P14">Пользователь вводит адрес страницы</text:p>
      <text:p text:style-name="P14">При успешной валидации введённого адреса и наличии страницы в списке контролируемых:</text:p>
      <text:p text:style-name="P11"><text:span text:style-name="T13">Запрашивается и сохраняется для конкретной страницы:</text:span></text:p>
      <text:list xml:id="list152055904778549" text:continue-numbering="true" text:style-name="L8">
        <text:list-item>
          <text:p text:style-name="P8"><text:span text:style-name="T8">контент страницы</text:span></text:p>
        </text:list-item>
        <text:list-item>
          <text:p text:style-name="P8"><text:span text:style-name="T8">md5 хеш контента</text:span></text:p>
        </text:list-item>
        <text:list-item>
          <text:p text:style-name="P8"><text:span text:style-name="T8">текущая дата</text:span></text:p>
        </text:list-item>
        <text:list-item>
          <text:p text:style-name="P17"><text:soft-page-break/>результат сверки <text:span text:style-name="T4">предыдущего сохранённого md5 хеша с текущим</text:span></text:p>
        </text:list-item>
      </text:list>
      <text:p text:style-name="P11"><text:span text:style-name="T11">Результат сверки сохраняется признаком: изменился / не изменился (с момента предыдущей проверки).</text:span></text:p>
      <text:p text:style-name="P19">Пользователь уведомляется о результате проверки или об ошибке.</text:p>
      <text:h text:style-name="Heading_20_3" text:outline-level="3">Проверка «по расписанию»</text:h>
      <text:p text:style-name="P21">При срабатывании запуска по расписанию — п<text:span text:style-name="T12">оследовательно для каждой из страниц запрашивается и сохраняется:</text:span></text:p>
      <text:list xml:id="list152057058743913" text:continue-numbering="true" text:style-name="L8">
        <text:list-item>
          <text:p text:style-name="P9"><text:span text:style-name="T8">контент страницы</text:span></text:p>
        </text:list-item>
        <text:list-item>
          <text:p text:style-name="P9"><text:span text:style-name="T8">md5 хеш контента</text:span></text:p>
        </text:list-item>
        <text:list-item>
          <text:p text:style-name="P9"><text:span text:style-name="T8">текущая дата</text:span></text:p>
        </text:list-item>
        <text:list-item>
          <text:p text:style-name="P18">результат сверки <text:span text:style-name="T4">предыдущего сохранённого md5 хеша с текущим</text:span></text:p>
        </text:list-item>
      </text:list>
      <text:p text:style-name="P12"><text:span text:style-name="T11">Результат сверки сохраняется признаком: изменился / не изменился (с момента предыдущей проверки).</text:span></text:p>
      <text:p text:style-name="P20">Пользователь уведомляется о результате проверки <text:span text:style-name="T14">при помощи отправки отчёта на ema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ман Викторович Макаров</meta:initial-creator>
    <meta:creation-date>2016-06-15T13:12:11.432343847</meta:creation-date>
    <dc:date>2016-06-15T15:20:55.103799398</dc:date>
    <dc:creator>Роман Викторович Макаров</dc:creator>
    <meta:editing-duration>PT2H8M23S</meta:editing-duration>
    <meta:editing-cycles>43</meta:editing-cycles>
    <meta:generator>LibreOffice/5.1.3.2$Linux_X86_64 LibreOffice_project/10m0$Build-2</meta:generator>
    <meta:document-statistic meta:table-count="0" meta:image-count="0" meta:object-count="0" meta:page-count="2" meta:paragraph-count="41" meta:word-count="279" meta:character-count="2121" meta:non-whitespace-character-count="1898"/>
  </office:meta>
</office:document-meta>
</file>